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Ambushed cards can not be discoun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733695652173913" calcext:value-type="float">
            <text:p>0.733695652173913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/00/0000</text:date>, <text:time style:data-style-name="N2" text:time-value="13:42:44.140712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07T14:10:55.021233100</dc:date>
    <meta:editing-duration>P2DT6H53M17S</meta:editing-duration>
    <meta:editing-cycles>86</meta:editing-cycles>
    <meta:generator>LibreOffice/25.2.1.2$Windows_X86_64 LibreOffice_project/d3abf4aee5fd705e4a92bba33a32f40bc4e56f49</meta:generator>
    <meta:document-statistic meta:table-count="1" meta:cell-count="607" meta:object-count="0"/>
  </office:meta>
</office:document-meta>
</file>